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b4d06" officeooo:paragraph-rsid="001b4d06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Android, a switch is two-state toggle widget that can select between two states.</text:p>
      <text:p text:style-name="P1">=&gt; The user may drag the thumb bag and forth or simply tap on i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7:50:57.668998458</meta:creation-date>
    <meta:generator>LibreOffice/6.2.7.1$Linux_X86_64 LibreOffice_project/20$Build-1</meta:generator>
    <dc:date>2019-10-06T17:55:09.002445232</dc:date>
    <meta:editing-duration>PT4M21S</meta:editing-duration>
    <meta:editing-cycles>1</meta:editing-cycles>
    <meta:document-statistic meta:table-count="0" meta:image-count="0" meta:object-count="0" meta:page-count="1" meta:paragraph-count="2" meta:word-count="29" meta:character-count="147" meta:non-whitespace-character-count="120"/>
  </office:meta>
</office:document-meta>
</file>